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position="41% 100%" style:font-name="Calibri" fo:font-size="11pt" fo:language="en" fo:country="US" style:letter-kerning="true" style:font-name-asian="Calibri1" style:font-size-asian="11pt" style:language-asian="ar" style:country-asian="SA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Default" office:value-type="string">
            <text:p>S-Band</text:p>
          </table:table-cell>
          <table:table-cell office:value-type="string">
            <text:p>X-Band</text:p>
          </table:table-cell>
          <table:table-cell office:value-type="float" office:value="2.14">
            <text:p>2.14</text:p>
          </table:table-cell>
          <table:table-cell office:value-type="string">
            <text:p>GHz</text:p>
          </table:table-cell>
          <table:table-cell office:value-type="float" office:value="8.3">
            <text:p>8.3</text:p>
          </table:table-cell>
          <table:table-cell office:value-type="string">
            <text:p>GHz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float" office:value="299792458">
            <text:p>299792458</text:p>
          </table:table-cell>
          <table:table-cell office:value-type="string">
            <text:p>m/s</text:p>
          </table:table-cell>
        </table:table-row>
        <table:table-row table:style-name="ro1">
          <table:table-cell table:style-name="Default" office:value-type="string">
            <text:p>Wavelength</text:p>
          </table:table-cell>
          <table:table-cell table:style-name="Default" table:formula="of:=[.$L1]/[.D1]/1000000000" office:value-type="float" office:value="0.14008993364486">
            <text:p>0.1400899336</text:p>
          </table:table-cell>
          <table:table-cell table:formula="of:=[.$L1]/[.F1]/1000000000" office:value-type="float" office:value="0.036119573253012">
            <text:p>0.0361195733</text:p>
          </table:table-cell>
          <table:table-cell table:number-columns-repeated="10"/>
        </table:table-row>
        <table:table-row table:style-name="ro1">
          <table:table-cell table:style-name="Default" office:value-type="string">
            <text:p>Gain</text:p>
          </table:table-cell>
          <table:table-cell table:style-name="Default" table:formula="of:=17.8+20*LOG([.D1]) +LOG([.$I$1])" office:value-type="float" office:value="24.7093054626478">
            <text:p>24.7093054626</text:p>
          </table:table-cell>
          <table:table-cell table:formula="of:=17.8+20*LOG([.F1]) +LOG([.$I$1])" office:value-type="float" office:value="36.4825918431855">
            <text:p>36.4825918432</text:p>
          </table:table-cell>
          <table:table-cell table:number-columns-repeated="10"/>
        </table:table-row>
        <table:table-row table:style-name="ro2">
          <table:table-cell table:style-name="Default" office:value-type="string">
            <text:p>beamwidth</text:p>
          </table:table-cell>
          <table:table-cell table:style-name="Default" table:formula="of:=65.3*[.B2]/[.$I1]" office:value-type="float" office:value="4.57393633350467">
            <text:p>4.5739363335</text:p>
          </table:table-cell>
          <table:table-cell table:formula="of:=65.3*[.C2]/[.$I1]" office:value-type="float" office:value="1.17930406671084">
            <text:p>1.1793040667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table:formula="of:=[.B2]*65.3" office:value-type="float" office:value="9.14787266700935">
            <text:p>9.147872667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Default" office:value-type="string">
            <text:p>Re</text:p>
          </table:table-cell>
          <table:table-cell office:value-type="float" office:value="6378">
            <text:p>6378</text:p>
          </table:table-cell>
          <table:table-cell table:number-columns-repeated="10"/>
        </table:table-row>
        <table:table-row table:style-name="ro1">
          <table:table-cell table:style-name="Default" office:value-type="float" office:value="700">
            <text:p>700</text:p>
          </table:table-cell>
          <table:table-cell table:style-name="Default" table:formula="of:=SQRT(([.$C$10]+[.A11])^2-[.$C$10]^2)" office:value-type="float" office:value="3069.07152083492">
            <text:p>3069.0715208349</text:p>
          </table:table-cell>
          <table:table-cell table:style-name="ce1" table:formula="of:=92.44+20*LOG([.$F$1])+20*LOG([.A11])" office:value-type="float" office:value="167.723522647807">
            <text:p>167.7235226478</text:p>
          </table:table-cell>
          <table:table-cell table:style-name="ce1" table:formula="of:=92.44+20*LOG([.$F$1])+20*LOG([.B11])" office:value-type="float" office:value="180.561702032202">
            <text:p>180.5617020322</text:p>
          </table:table-cell>
          <table:table-cell table:number-columns-repeated="9"/>
        </table:table-row>
        <table:table-row table:style-name="ro1">
          <table:table-cell table:style-name="Default" office:value-type="float" office:value="35786">
            <text:p>35786</text:p>
          </table:table-cell>
          <table:table-cell table:style-name="Default" table:formula="of:=SQRT(([.$C$10]+[.A12])^2-[.$C$10]^2)" office:value-type="float" office:value="41678.8197049773">
            <text:p>41678.8197049773</text:p>
          </table:table-cell>
          <table:table-cell table:style-name="ce1" table:formula="of:=92.44+20*LOG([.$F$1])+20*LOG([.A12])" office:value-type="float" office:value="201.895824999445">
            <text:p>201.8958249994</text:p>
          </table:table-cell>
          <table:table-cell table:style-name="ce1" table:formula="of:=92.44+20*LOG([.$F$1])+20*LOG([.B12])" office:value-type="float" office:value="203.219870082682">
            <text:p>203.2198700827</text:p>
          </table:table-cell>
          <table:table-cell table:number-columns-repeated="9"/>
        </table:table-row>
        <table:table-row table:style-name="ro1">
          <table:table-cell table:style-name="Default" table:formula="of:=[.E14]-[.E13]" office:value-type="float" office:value="78426100">
            <text:p>78426100</text:p>
          </table:table-cell>
          <table:table-cell table:style-name="Default" table:formula="of:=[.E13]+[.E14]" office:value-type="float" office:value="377452100">
            <text:p>377452100</text:p>
          </table:table-cell>
          <table:table-cell table:style-name="ce1" table:formula="of:=92.44+20*LOG([.$F$1])+20*LOG([.A13])" office:value-type="float" office:value="268.710774223564">
            <text:p>268.7107742236</text:p>
          </table:table-cell>
          <table:table-cell table:style-name="ce1" table:formula="of:=92.44+20*LOG([.$F$1])+20*LOG([.B13])" office:value-type="float" office:value="282.358798766794">
            <text:p>282.3587987668</text:p>
          </table:table-cell>
          <table:table-cell office:value-type="float" office:value="149513000">
            <text:p>14951300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227939100">
            <text:p>227939100</text:p>
          </table:table-cell>
          <table:table-cell table:number-columns-repeated="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office:value-type="float" office:value="250">
            <text:p>250</text:p>
          </table:table-cell>
          <table:table-cell table:style-name="Default" office:value-type="string">
            <text:p>Tc</text:p>
          </table:table-cell>
          <table:table-cell/>
          <table:table-cell table:style-name="ce1" table:formula="of:=[.A21]/[.C19]+[.A18]*([.C19]-1)/[.C19]+[.A18]*([.A20]-1)" office:value-type="float" office:value="353.006597788378">
            <text:p>353.0065977884</text:p>
          </table:table-cell>
          <table:table-cell table:number-columns-repeated="9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Lc</text:p>
          </table:table-cell>
          <table:table-cell table:formula="of:=10^([.A19]/10)" office:value-type="float" office:value="1.25892541179417">
            <text:p>1.2589254118</text:p>
          </table:table-cell>
          <table:table-cell office:value-type="string">
            <text:p>Lc Power ratio</text:p>
          </table:table-cell>
          <table:table-cell table:number-columns-repeated="9"/>
        </table:table-row>
        <table:table-row table:style-name="ro1">
          <table:table-cell table:style-name="Default" office:value-type="float" office:value="2.2">
            <text:p>2.2</text:p>
          </table:table-cell>
          <table:table-cell table:style-name="Default" office:value-type="string">
            <text:p>F</text:p>
          </table:table-cell>
          <table:table-cell table:number-columns-repeated="11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Ta</text:p>
          </table:table-cell>
          <table:table-cell table:number-columns-repeated="11"/>
        </table:table-row>
        <table:table-row table:style-name="ro1">
          <table:table-cell table:style-name="Default" office:value-type="string">
            <text:p>Add 290?</text:p>
          </table:table-cell>
          <table:table-cell table:style-name="Default" office:value-type="string">
            <text:p>Or 250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>
            <text:p>Transmit Frequency</text:p>
          </table:table-cell>
          <table:table-cell office:value-type="float" office:value="8.2">
            <text:p>8.2</text:p>
          </table:table-cell>
          <table:table-cell office:value-type="string">
            <text:p><text:s/>Ghz</text:p>
          </table:table-cell>
          <table:table-cell table:number-columns-repeated="10"/>
        </table:table-row>
        <table:table-row table:style-name="ro3">
          <table:table-cell office:value-type="string">
            <text:p>Transmit RF power</text:p>
          </table:table-cell>
          <table:table-cell office:value-type="float" office:value="3">
            <text:p>3</text:p>
          </table:table-cell>
          <table:table-cell office:value-type="string">
            <text:p><text:s/>Watts</text:p>
          </table:table-cell>
          <table:table-cell table:number-columns-repeated="10"/>
        </table:table-row>
        <table:table-row table:style-name="ro4">
          <table:table-cell office:value-type="string">
            <text:p>Downlink BER</text:p>
          </table:table-cell>
          <table:table-cell table:style-name="ce4" office:value-type="string">
            <text:p>10<text:span text:style-name="T1">-5</text:span></text:p>
          </table:table-cell>
          <table:table-cell table:number-columns-repeated="11"/>
        </table:table-row>
        <table:table-row table:style-name="ro3">
          <table:table-cell office:value-type="string">
            <text:p>Coding</text:p>
          </table:table-cell>
          <table:table-cell table:style-name="Default" office:value-type="float" office:value="1.1434978">
            <text:p>1.1434978</text:p>
          </table:table-cell>
          <table:table-cell table:style-name="ce2" office:value-type="string">
            <text:p>Reed Solomon</text:p>
          </table:table-cell>
          <table:table-cell table:number-columns-repeated="10"/>
        </table:table-row>
        <table:table-row table:style-name="ro3">
          <table:table-cell office:value-type="string">
            <text:p>Data Rate </text:p>
          </table:table-cell>
          <table:table-cell office:value-type="float" office:value="50">
            <text:p>50</text:p>
          </table:table-cell>
          <table:table-cell office:value-type="string">
            <text:p><text:s/>kbits/sec</text:p>
          </table:table-cell>
          <table:table-cell table:formula="of:=[.B29]*[.B28]" office:value-type="float" office:value="57.17489">
            <text:p>57.17489</text:p>
          </table:table-cell>
          <table:table-cell table:number-columns-repeated="9"/>
        </table:table-row>
        <table:table-row table:style-name="ro3">
          <table:table-cell office:value-type="string">
            <text:p>Ground Antenna Diameter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table:number-columns-repeated="10"/>
        </table:table-row>
        <table:table-row table:style-name="ro3">
          <table:table-cell office:value-type="string">
            <text:p>Maximum ground antenna pointing error</text:p>
          </table:table-cell>
          <table:table-cell office:value-type="float" office:value="0.1">
            <text:p>0.1</text:p>
          </table:table-cell>
          <table:table-cell office:value-type="string">
            <text:p>deg</text:p>
          </table:table-cell>
          <table:table-cell table:number-columns-repeated="10"/>
        </table:table-row>
        <table:table-row table:style-name="ro3">
          <table:table-cell office:value-type="string">
            <text:p>Polarization</text:p>
          </table:table-cell>
          <table:table-cell office:value-type="string">
            <text:p>RHC</text:p>
          </table:table-cell>
          <table:table-cell table:number-columns-repeated="11"/>
        </table:table-row>
        <table:table-row table:style-name="ro3">
          <table:table-cell office:value-type="string">
            <text:p>Maximum Spacecraft Pointing Error</text:p>
          </table:table-cell>
          <table:table-cell office:value-type="float" office:value="0.5">
            <text:p>0.5</text:p>
          </table:table-cell>
          <table:table-cell office:value-type="string">
            <text:p>deg</text:p>
          </table:table-cell>
          <table:table-cell table:number-columns-repeated="10"/>
        </table:table-row>
        <table:table-row table:style-name="ro3">
          <table:table-cell office:value-type="string">
            <text:p>Ground Antenna System Noise Temperature</text:p>
          </table:table-cell>
          <table:table-cell office:value-type="float" office:value="80">
            <text:p>80</text:p>
          </table:table-cell>
          <table:table-cell office:value-type="string">
            <text:p>K</text:p>
          </table:table-cell>
          <table:table-cell table:number-columns-repeated="10"/>
        </table:table-row>
        <table:table-row table:style-name="ro3">
          <table:table-cell office:value-type="string">
            <text:p>Minimum link margin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3">
          <table:table-cell table:style-name="ce3" office:value-type="string">
            <text:p>Parameter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Units</text:p>
          </table:table-cell>
          <table:table-cell table:number-columns-repeated="10"/>
        </table:table-row>
        <table:table-row table:style-name="ro3">
          <table:table-cell office:value-type="string">
            <text:p>Range</text:p>
          </table:table-cell>
          <table:table-cell table:formula="of:=SQRT((6378+750)^2 - 6378^2)" office:value-type="float" office:value="3182.68754357068">
            <text:p>3182.6875435707</text:p>
          </table:table-cell>
          <table:table-cell table:style-name="ce2" office:value-type="string">
            <text:p>km</text:p>
          </table:table-cell>
          <table:table-cell table:number-columns-repeated="10"/>
        </table:table-row>
        <table:table-row table:style-name="ro3">
          <table:table-cell office:value-type="string">
            <text:p>Transmitter Gain</text:p>
          </table:table-cell>
          <table:table-cell table:formula="of:=10*LOG([.B26])" office:value-type="float" office:value="4.77121254719662">
            <text:p>4.7712125472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Cable Loss</text:p>
          </table:table-cell>
          <table:table-cell office:value-type="float" office:value="0">
            <text:p>0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Transmit Antenna Gain</text:p>
          </table:table-cell>
          <table:table-cell table:formula="of:=17.8+20*LOG([.B25]) + 20*LOG([.D41])" office:value-type="float" office:value="24.0350772211151">
            <text:p>24.0350772211</text:p>
          </table:table-cell>
          <table:table-cell table:style-name="ce2" office:value-type="string">
            <text:p>dB</text:p>
          </table:table-cell>
          <table:table-cell office:value-type="float" office:value="0.25">
            <text:p>0.25</text:p>
          </table:table-cell>
          <table:table-cell office:value-type="string">
            <text:p>m</text:p>
          </table:table-cell>
          <table:table-cell table:formula="of:=65.3*[.$L$1]/[.B25]/1000000000/[.D41]" office:value-type="float" office:value="9.54948658897561">
            <text:p>9.549486589</text:p>
          </table:table-cell>
          <table:table-cell office:value-type="string">
            <text:p>deg BW</text:p>
          </table:table-cell>
          <table:table-cell table:number-columns-repeated="6"/>
        </table:table-row>
        <table:table-row table:style-name="ro3">
          <table:table-cell office:value-type="string">
            <text:p>EIRP</text:p>
          </table:table-cell>
          <table:table-cell table:formula="of:=[.B39]+[.B40]+[.B41]" office:value-type="float" office:value="28.8062897683117">
            <text:p>28.8062897683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Spacecraft Pointing Loss</text:p>
          </table:table-cell>
          <table:table-cell table:formula="of:=-12*[.B33]*[.B33]/[.F41]/[.F41]" office:value-type="float" office:value="-0.0328973721982791">
            <text:p>-0.0328973722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Space Loss</text:p>
          </table:table-cell>
          <table:table-cell table:formula="of:=-(92.44+20*LOG([.B25]) +20*LOG([.B38]))" office:value-type="float" office:value="-180.772157135433">
            <text:p>-180.7721571354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Atmospheric Loss</text:p>
          </table:table-cell>
          <table:table-cell office:value-type="float" office:value="-0.2">
            <text:p>-0.2</text:p>
          </table:table-cell>
          <table:table-cell table:style-name="ce2" office:value-type="string">
            <text:p>dB</text:p>
          </table:table-cell>
          <table:table-cell office:value-type="string">
            <text:p>5 deg el</text:p>
          </table:table-cell>
          <table:table-cell table:number-columns-repeated="9"/>
        </table:table-row>
        <table:table-row table:style-name="ro3">
          <table:table-cell office:value-type="string">
            <text:p>polarization</text:p>
          </table:table-cell>
          <table:table-cell office:value-type="float" office:value="0">
            <text:p>0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Ground Antenna Gain</text:p>
          </table:table-cell>
          <table:table-cell table:formula="of:=17.8+20*LOG([.B30])+20*LOG([.B25])" office:value-type="float" office:value="56.9041307508388">
            <text:p>56.9041307508</text:p>
          </table:table-cell>
          <table:table-cell table:style-name="ce2" office:value-type="string">
            <text:p>dB</text:p>
          </table:table-cell>
          <table:table-cell office:value-type="string">
            <text:p>BW</text:p>
          </table:table-cell>
          <table:table-cell table:formula="of:=65.5*[.$L$1]/([.B25]*1000000000)/[.B30]" office:value-type="float" office:value="0.21769851440133">
            <text:p>0.2176985144</text:p>
          </table:table-cell>
          <table:table-cell table:number-columns-repeated="8"/>
        </table:table-row>
        <table:table-row table:style-name="ro3">
          <table:table-cell office:value-type="string">
            <text:p>Ground Antenna Pointing Loss</text:p>
          </table:table-cell>
          <table:table-cell table:formula="of:=-12*[.B31]*[.B31]/[.E47]/[.E47]" office:value-type="float" office:value="-2.53203856056532">
            <text:p>-2.5320385606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5">
          <table:table-cell office:value-type="string">
            <text:p>Total Received Power (Eb)</text:p>
          </table:table-cell>
          <table:table-cell table:formula="of:=[.B42]+[.B43]+[.B44]+[.B45]+[.B47]+[.B48]" office:value-type="float" office:value="-97.826672549046">
            <text:p>-97.826672549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System Noise (No)</text:p>
          </table:table-cell>
          <table:table-cell table:formula="of:=-228.6+10*LOG([.B34])" office:value-type="float" office:value="-209.569100130081">
            <text:p>-209.5691001301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5">
          <table:table-cell office:value-type="string">
            <text:p>Eb/No</text:p>
          </table:table-cell>
          <table:table-cell table:formula="of:=[.B49]+(-10*LOG([.D29])-30)-[.B50]" office:value-type="float" office:value="64.1703742037235">
            <text:p>64.1703742037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5">
          <table:table-cell office:value-type="string">
            <text:p>Eb/No Required</text:p>
          </table:table-cell>
          <table:table-cell office:value-type="float" office:value="5.5">
            <text:p>5.5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Link Margin</text:p>
          </table:table-cell>
          <table:table-cell table:formula="of:=[.B51]-[.B52]" office:value-type="float" office:value="58.6703742037235">
            <text:p>58.6703742037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>
            <text:p>Transmit Frequency</text:p>
          </table:table-cell>
          <table:table-cell office:value-type="float" office:value="8.2">
            <text:p>8.2</text:p>
          </table:table-cell>
          <table:table-cell office:value-type="string">
            <text:p><text:s/>Ghz</text:p>
          </table:table-cell>
          <table:table-cell table:number-columns-repeated="10"/>
        </table:table-row>
        <table:table-row table:style-name="ro3">
          <table:table-cell office:value-type="string">
            <text:p>Transmit RF power</text:p>
          </table:table-cell>
          <table:table-cell office:value-type="float" office:value="300">
            <text:p>300</text:p>
          </table:table-cell>
          <table:table-cell office:value-type="string">
            <text:p><text:s/>Watts</text:p>
          </table:table-cell>
          <table:table-cell table:number-columns-repeated="10"/>
        </table:table-row>
        <table:table-row table:style-name="ro4">
          <table:table-cell office:value-type="string">
            <text:p>Downlink BER</text:p>
          </table:table-cell>
          <table:table-cell table:style-name="ce4" office:value-type="string">
            <text:p>10<text:span text:style-name="T1">-5</text:span></text:p>
          </table:table-cell>
          <table:table-cell table:number-columns-repeated="11"/>
        </table:table-row>
        <table:table-row table:style-name="ro3">
          <table:table-cell office:value-type="string">
            <text:p>Coding</text:p>
          </table:table-cell>
          <table:table-cell table:style-name="Default" office:value-type="float" office:value="1.1434978">
            <text:p>1.1434978</text:p>
          </table:table-cell>
          <table:table-cell table:style-name="ce2" office:value-type="string">
            <text:p>Reed Solomon</text:p>
          </table:table-cell>
          <table:table-cell table:number-columns-repeated="10"/>
        </table:table-row>
        <table:table-row table:style-name="ro3">
          <table:table-cell office:value-type="string">
            <text:p>Data Rate </text:p>
          </table:table-cell>
          <table:table-cell office:value-type="float" office:value="0.1">
            <text:p>0.1</text:p>
          </table:table-cell>
          <table:table-cell office:value-type="string">
            <text:p><text:s/>kbits/sec</text:p>
          </table:table-cell>
          <table:table-cell table:formula="of:=[.B60]*[.B59]" office:value-type="float" office:value="0.11434978">
            <text:p>0.11434978</text:p>
          </table:table-cell>
          <table:table-cell table:number-columns-repeated="9"/>
        </table:table-row>
        <table:table-row table:style-name="ro3">
          <table:table-cell office:value-type="string">
            <text:p>Ground Antenna Diameter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table:number-columns-repeated="10"/>
        </table:table-row>
        <table:table-row table:style-name="ro3">
          <table:table-cell office:value-type="string">
            <text:p>Maximum ground antenna pointing error</text:p>
          </table:table-cell>
          <table:table-cell office:value-type="float" office:value="0.1">
            <text:p>0.1</text:p>
          </table:table-cell>
          <table:table-cell office:value-type="string">
            <text:p>deg</text:p>
          </table:table-cell>
          <table:table-cell table:number-columns-repeated="10"/>
        </table:table-row>
        <table:table-row table:style-name="ro3">
          <table:table-cell office:value-type="string">
            <text:p>Polarization</text:p>
          </table:table-cell>
          <table:table-cell office:value-type="string">
            <text:p>RHC</text:p>
          </table:table-cell>
          <table:table-cell table:number-columns-repeated="11"/>
        </table:table-row>
        <table:table-row table:style-name="ro3">
          <table:table-cell office:value-type="string">
            <text:p>Maximum Spacecraft Pointing Error</text:p>
          </table:table-cell>
          <table:table-cell office:value-type="float" office:value="0.5">
            <text:p>0.5</text:p>
          </table:table-cell>
          <table:table-cell office:value-type="string">
            <text:p>deg</text:p>
          </table:table-cell>
          <table:table-cell table:number-columns-repeated="10"/>
        </table:table-row>
        <table:table-row table:style-name="ro3">
          <table:table-cell office:value-type="string">
            <text:p>Ground Antenna System Noise Temperature</text:p>
          </table:table-cell>
          <table:table-cell office:value-type="float" office:value="1200">
            <text:p>1200</text:p>
          </table:table-cell>
          <table:table-cell office:value-type="string">
            <text:p>K</text:p>
          </table:table-cell>
          <table:table-cell table:number-columns-repeated="10"/>
        </table:table-row>
        <table:table-row table:style-name="ro3">
          <table:table-cell office:value-type="string">
            <text:p>Minimum link margin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3">
          <table:table-cell table:style-name="ce3" office:value-type="string">
            <text:p>Parameter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Units</text:p>
          </table:table-cell>
          <table:table-cell table:number-columns-repeated="10"/>
        </table:table-row>
        <table:table-row table:style-name="ro3">
          <table:table-cell office:value-type="string">
            <text:p>Range</text:p>
          </table:table-cell>
          <table:table-cell table:formula="of:=SQRT((6378+750)^2 - 6378^2)" office:value-type="float" office:value="3182.68754357068">
            <text:p>3182.6875435707</text:p>
          </table:table-cell>
          <table:table-cell table:style-name="ce2" office:value-type="string">
            <text:p>km</text:p>
          </table:table-cell>
          <table:table-cell table:number-columns-repeated="10"/>
        </table:table-row>
        <table:table-row table:style-name="ro3">
          <table:table-cell office:value-type="string">
            <text:p>Transmitter Gain</text:p>
          </table:table-cell>
          <table:table-cell table:formula="of:=10*LOG([.B57])" office:value-type="float" office:value="24.7712125471966">
            <text:p>24.7712125472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Cable Loss</text:p>
          </table:table-cell>
          <table:table-cell office:value-type="float" office:value="0">
            <text:p>0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Transmit Antenna Gain</text:p>
          </table:table-cell>
          <table:table-cell table:formula="of:=17.8+20*LOG([.B61])+20*LOG([.B56])" office:value-type="float" office:value="56.9041307508388">
            <text:p>56.9041307508</text:p>
          </table:table-cell>
          <table:table-cell table:style-name="ce2" office:value-type="string">
            <text:p>dB</text:p>
          </table:table-cell>
          <table:table-cell office:value-type="string">
            <text:p>BW</text:p>
          </table:table-cell>
          <table:table-cell table:formula="of:=65.5*[.$L$1]/([.B56]*1000000000)/[.B61]" office:value-type="float" office:value="0.21769851440133">
            <text:p>0.2176985144</text:p>
          </table:table-cell>
          <table:table-cell table:number-columns-repeated="8"/>
        </table:table-row>
        <table:table-row table:style-name="ro3">
          <table:table-cell office:value-type="string">
            <text:p>EIRP</text:p>
          </table:table-cell>
          <table:table-cell table:formula="of:=[.B70]+[.B71]+[.B72]" office:value-type="float" office:value="81.6753432980355">
            <text:p>81.675343298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Spacecraft Pointing Loss</text:p>
          </table:table-cell>
          <table:table-cell table:formula="of:=-12*[.B64]*[.B64]/[.F78]/[.F78]" office:value-type="float" office:value="-0.0328973721982791">
            <text:p>-0.0328973722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Space Loss</text:p>
          </table:table-cell>
          <table:table-cell table:formula="of:=-(92.44+20*LOG([.B56]) +20*LOG([.B69]))" office:value-type="float" office:value="-180.772157135433">
            <text:p>-180.7721571354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Atmospheric Loss</text:p>
          </table:table-cell>
          <table:table-cell office:value-type="float" office:value="-0.2">
            <text:p>-0.2</text:p>
          </table:table-cell>
          <table:table-cell table:style-name="ce2" office:value-type="string">
            <text:p>dB</text:p>
          </table:table-cell>
          <table:table-cell office:value-type="string">
            <text:p>5 deg el</text:p>
          </table:table-cell>
          <table:table-cell table:number-columns-repeated="9"/>
        </table:table-row>
        <table:table-row table:style-name="ro3">
          <table:table-cell office:value-type="string">
            <text:p>polarization</text:p>
          </table:table-cell>
          <table:table-cell office:value-type="float" office:value="0">
            <text:p>0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Ground Antenna Gain</text:p>
          </table:table-cell>
          <table:table-cell table:formula="of:=17.8+20*LOG([.B56]) + 20*LOG([.D78])" office:value-type="float" office:value="24.0350772211151">
            <text:p>24.0350772211</text:p>
          </table:table-cell>
          <table:table-cell table:style-name="ce2" office:value-type="string">
            <text:p>dB</text:p>
          </table:table-cell>
          <table:table-cell table:formula="of:=[.D41]" office:value-type="float" office:value="0.25">
            <text:p>0.25</text:p>
          </table:table-cell>
          <table:table-cell office:value-type="string">
            <text:p>m</text:p>
          </table:table-cell>
          <table:table-cell table:formula="of:=65.3*[.$L$1]/[.B56]/1000000000/[.D78]" office:value-type="float" office:value="9.54948658897561">
            <text:p>9.549486589</text:p>
          </table:table-cell>
          <table:table-cell table:number-columns-repeated="7"/>
        </table:table-row>
        <table:table-row table:style-name="ro3">
          <table:table-cell office:value-type="string">
            <text:p>Ground Antenna Pointing Loss</text:p>
          </table:table-cell>
          <table:table-cell table:formula="of:=-12*[.B62]*[.B62]/[.E72]/[.E72]" office:value-type="float" office:value="-2.53203856056532">
            <text:p>-2.5320385606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5">
          <table:table-cell office:value-type="string">
            <text:p>Total Received Power (Eb)</text:p>
          </table:table-cell>
          <table:table-cell table:formula="of:=[.B73]+[.B74]+[.B75]+[.B76]+[.B72]+[.B79]" office:value-type="float" office:value="-44.9576190193223">
            <text:p>-44.9576190193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System Noise (No)</text:p>
          </table:table-cell>
          <table:table-cell table:formula="of:=-228.6+10*LOG([.B65])" office:value-type="float" office:value="-197.808187539524">
            <text:p>-197.8081875395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5">
          <table:table-cell office:value-type="string">
            <text:p>Eb/No</text:p>
          </table:table-cell>
          <table:table-cell table:formula="of:=[.B80]+(-10*LOG([.D60])-30)-[.B81]" office:value-type="float" office:value="132.268215186251">
            <text:p>132.2682151863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5">
          <table:table-cell office:value-type="string">
            <text:p>Eb/No Required</text:p>
          </table:table-cell>
          <table:table-cell office:value-type="float" office:value="5.5">
            <text:p>5.5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Link Margin</text:p>
          </table:table-cell>
          <table:table-cell table:formula="of:=[.B82]-[.B83]" office:value-type="float" office:value="126.768215186251">
            <text:p>126.7682151863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Default"/>
          <table:table-cell table:number-columns-repeated="11"/>
        </table:table-row>
        <table:table-row table:style-name="ro3">
          <table:table-cell table:style-name="ce3" office:value-type="string">
            <text:p>Parameter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Units</text:p>
          </table:table-cell>
          <table:table-cell table:number-columns-repeated="10"/>
        </table:table-row>
        <table:table-row table:style-name="ro3">
          <table:table-cell office:value-type="string">
            <text:p>Transmit Frequency</text:p>
          </table:table-cell>
          <table:table-cell office:value-type="float" office:value="8.2">
            <text:p>8.2</text:p>
          </table:table-cell>
          <table:table-cell office:value-type="string">
            <text:p><text:s/>Ghz</text:p>
          </table:table-cell>
          <table:table-cell table:number-columns-repeated="10"/>
        </table:table-row>
        <table:table-row table:style-name="ro3">
          <table:table-cell office:value-type="string">
            <text:p>Transmit RF power</text:p>
          </table:table-cell>
          <table:table-cell office:value-type="float" office:value="3">
            <text:p>3</text:p>
          </table:table-cell>
          <table:table-cell office:value-type="string">
            <text:p><text:s/>Watts</text:p>
          </table:table-cell>
          <table:table-cell table:number-columns-repeated="10"/>
        </table:table-row>
        <table:table-row table:style-name="ro4">
          <table:table-cell office:value-type="string">
            <text:p>Downlink BER</text:p>
          </table:table-cell>
          <table:table-cell table:style-name="ce4" office:value-type="string">
            <text:p>10<text:span text:style-name="T1">-5</text:span></text:p>
          </table:table-cell>
          <table:table-cell table:number-columns-repeated="11"/>
        </table:table-row>
        <table:table-row table:style-name="ro3">
          <table:table-cell office:value-type="string">
            <text:p>Coding</text:p>
          </table:table-cell>
          <table:table-cell table:style-name="Default" office:value-type="float" office:value="1.1434978">
            <text:p>1.1434978</text:p>
          </table:table-cell>
          <table:table-cell table:style-name="ce2" office:value-type="string">
            <text:p>Reed Solomon</text:p>
          </table:table-cell>
          <table:table-cell table:number-columns-repeated="10"/>
        </table:table-row>
        <table:table-row table:style-name="ro3">
          <table:table-cell office:value-type="string">
            <text:p>Data Rate </text:p>
          </table:table-cell>
          <table:table-cell office:value-type="float" office:value="50">
            <text:p>50</text:p>
          </table:table-cell>
          <table:table-cell office:value-type="string">
            <text:p><text:s/>kbits/sec</text:p>
          </table:table-cell>
          <table:table-cell table:style-name="ce1" office:value-type="float" office:value="20500">
            <text:p>20500</text:p>
          </table:table-cell>
          <table:table-cell table:number-columns-repeated="9"/>
        </table:table-row>
        <table:table-row table:style-name="ro3">
          <table:table-cell office:value-type="string">
            <text:p>Ground Antenna Diameter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table:number-columns-repeated="10"/>
        </table:table-row>
        <table:table-row table:style-name="ro3">
          <table:table-cell office:value-type="string">
            <text:p>Maximum ground antenna pointing error</text:p>
          </table:table-cell>
          <table:table-cell office:value-type="float" office:value="0.1">
            <text:p>0.1</text:p>
          </table:table-cell>
          <table:table-cell office:value-type="string">
            <text:p>deg</text:p>
          </table:table-cell>
          <table:table-cell table:number-columns-repeated="10"/>
        </table:table-row>
        <table:table-row table:style-name="ro3">
          <table:table-cell office:value-type="string">
            <text:p>Polarization</text:p>
          </table:table-cell>
          <table:table-cell office:value-type="string">
            <text:p>RHC</text:p>
          </table:table-cell>
          <table:table-cell table:number-columns-repeated="11"/>
        </table:table-row>
        <table:table-row table:style-name="ro3">
          <table:table-cell office:value-type="string">
            <text:p>Maximum Spacecraft Pointing Error</text:p>
          </table:table-cell>
          <table:table-cell office:value-type="float" office:value="0.5">
            <text:p>0.5</text:p>
          </table:table-cell>
          <table:table-cell office:value-type="string">
            <text:p>deg</text:p>
          </table:table-cell>
          <table:table-cell table:number-columns-repeated="10"/>
        </table:table-row>
        <table:table-row table:style-name="ro3">
          <table:table-cell office:value-type="string">
            <text:p>Ground Antenna System Noise Temperature</text:p>
          </table:table-cell>
          <table:table-cell office:value-type="float" office:value="80">
            <text:p>80</text:p>
          </table:table-cell>
          <table:table-cell office:value-type="string">
            <text:p>K</text:p>
          </table:table-cell>
          <table:table-cell table:number-columns-repeated="10"/>
        </table:table-row>
        <table:table-row table:style-name="ro3">
          <table:table-cell office:value-type="string">
            <text:p>Minimum link margin</text:p>
          </table:table-cell>
          <table:table-cell office:value-type="float" office:value="3">
            <text:p>3</text:p>
          </table:table-cell>
          <table:table-cell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Range</text:p>
          </table:table-cell>
          <table:table-cell table:formula="of:=SQRT((6378+750)^2 - 6378^2)" office:value-type="float" office:value="3182.68754357068">
            <text:p>3182.6875435707</text:p>
          </table:table-cell>
          <table:table-cell table:style-name="ce2" office:value-type="string">
            <text:p>km</text:p>
          </table:table-cell>
          <table:table-cell table:number-columns-repeated="10"/>
        </table:table-row>
        <table:table-row table:style-name="ro3">
          <table:table-cell office:value-type="string">
            <text:p>Transmitter Gain</text:p>
          </table:table-cell>
          <table:table-cell table:formula="of:=10*LOG([.B90])" office:value-type="float" office:value="4.77121254719662">
            <text:p>4.7712125472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Cable Loss</text:p>
          </table:table-cell>
          <table:table-cell office:value-type="float" office:value="0">
            <text:p>0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Transmit Antenna Gain</text:p>
          </table:table-cell>
          <table:table-cell office:value-type="float" office:value="1">
            <text:p>1</text:p>
          </table:table-cell>
          <table:table-cell table:style-name="ce2" office:value-type="string">
            <text:p>dB</text:p>
          </table:table-cell>
          <table:table-cell office:value-type="float" office:value="0.25">
            <text:p>0.25</text:p>
          </table:table-cell>
          <table:table-cell office:value-type="string">
            <text:p>m</text:p>
          </table:table-cell>
          <table:table-cell table:formula="of:=65.3*[.$L$1]/[.B89]/1000000000/[.D103]" office:value-type="float" office:value="9.54948658897561">
            <text:p>9.549486589</text:p>
          </table:table-cell>
          <table:table-cell office:value-type="string">
            <text:p>deg BW</text:p>
          </table:table-cell>
          <table:table-cell table:number-columns-repeated="6"/>
        </table:table-row>
        <table:table-row table:style-name="ro3">
          <table:table-cell office:value-type="string">
            <text:p>EIRP</text:p>
          </table:table-cell>
          <table:table-cell table:formula="of:=[.B101]+[.B102]+[.B103]" office:value-type="float" office:value="5.77121254719662">
            <text:p>5.7712125472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Spacecraft Pointing Loss</text:p>
          </table:table-cell>
          <table:table-cell table:formula="of:=-12*[.B97]*[.B97]/[.F103]/[.F103]" office:value-type="float" office:value="-0.0328973721982791">
            <text:p>-0.0328973722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Space Loss</text:p>
          </table:table-cell>
          <table:table-cell table:formula="of:=-(92.44+20*LOG([.B89]) +20*LOG([.B100]))" office:value-type="float" office:value="-180.772157135433">
            <text:p>-180.7721571354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Atmospheric Loss</text:p>
          </table:table-cell>
          <table:table-cell office:value-type="float" office:value="-0.2">
            <text:p>-0.2</text:p>
          </table:table-cell>
          <table:table-cell table:style-name="ce2" office:value-type="string">
            <text:p>dB</text:p>
          </table:table-cell>
          <table:table-cell office:value-type="string">
            <text:p>5 deg el</text:p>
          </table:table-cell>
          <table:table-cell table:number-columns-repeated="9"/>
        </table:table-row>
        <table:table-row table:style-name="ro3">
          <table:table-cell office:value-type="string">
            <text:p>polarization</text:p>
          </table:table-cell>
          <table:table-cell office:value-type="float" office:value="0">
            <text:p>0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Ground Antenna Gain</text:p>
          </table:table-cell>
          <table:table-cell table:formula="of:=17.8+20*LOG([.B94])+20*LOG([.B89])" office:value-type="float" office:value="56.9041307508388">
            <text:p>56.9041307508</text:p>
          </table:table-cell>
          <table:table-cell table:style-name="ce2" office:value-type="string">
            <text:p>dB</text:p>
          </table:table-cell>
          <table:table-cell office:value-type="string">
            <text:p>BW</text:p>
          </table:table-cell>
          <table:table-cell table:formula="of:=65.5*[.$L$1]/([.B89]*1000000000)/[.B94]" office:value-type="float" office:value="0.21769851440133">
            <text:p>0.2176985144</text:p>
          </table:table-cell>
          <table:table-cell table:number-columns-repeated="8"/>
        </table:table-row>
        <table:table-row table:style-name="ro3">
          <table:table-cell office:value-type="string">
            <text:p>Ground Antenna Pointing Loss</text:p>
          </table:table-cell>
          <table:table-cell table:formula="of:=-12*[.B95]*[.B95]/[.E109]/[.E109]" office:value-type="float" office:value="-2.53203856056532">
            <text:p>-2.5320385606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5">
          <table:table-cell office:value-type="string">
            <text:p>Total Received Power (Eb)</text:p>
          </table:table-cell>
          <table:table-cell table:formula="of:=[.B104]+[.B105]+[.B106]+[.B107]+[.B109]+[.B110]" office:value-type="float" office:value="-120.861749770161">
            <text:p>-120.8617497702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System Noise (No)</text:p>
          </table:table-cell>
          <table:table-cell table:formula="of:=-228.6+10*LOG([.B98])" office:value-type="float" office:value="-209.569100130081">
            <text:p>-209.5691001301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5">
          <table:table-cell office:value-type="string">
            <text:p>Eb/No</text:p>
          </table:table-cell>
          <table:table-cell table:formula="of:=[.B111]+(-10*LOG([.D93])-30)-[.B112]" office:value-type="float" office:value="15.5898117493619">
            <text:p>15.5898117494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5">
          <table:table-cell office:value-type="string">
            <text:p>Eb/No Required</text:p>
          </table:table-cell>
          <table:table-cell office:value-type="float" office:value="5.5">
            <text:p>5.5</text:p>
          </table:table-cell>
          <table:table-cell table:style-name="ce2" office:value-type="string">
            <text:p>dB</text:p>
          </table:table-cell>
          <table:table-cell table:number-columns-repeated="10"/>
        </table:table-row>
        <table:table-row table:style-name="ro3">
          <table:table-cell office:value-type="string">
            <text:p>Link Margin</text:p>
          </table:table-cell>
          <table:table-cell table:formula="of:=[.B113]-[.B114]" office:value-type="float" office:value="10.0898117493619">
            <text:p>10.0898117494</text:p>
          </table:table-cell>
          <table:table-cell table:style-name="ce2" office:value-type="string">
            <text:p>dB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0000-00-00T22:12:51.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4:37:30.63</meta:creation-date>
    <meta:editing-duration>PT51M43S</meta:editing-duration>
    <meta:editing-cycles>4</meta:editing-cycles>
    <meta:generator>LibreOffice/3.6$Windows_x86 LibreOffice_project/2ef5aff-a6fb0ff-166bdff-cf087ad-0f1389</meta:generator>
    <dc:date>2015-01-29T07:10:05.57</dc:date>
    <meta:document-statistic meta:table-count="1" meta:cell-count="328" meta:object-count="0"/>
  </office:meta>
</office:document-meta>
</file>